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BILIO QUISPE ROCC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INVERSIONES Y SOLUCIONES SEÑOR DE TORRECHAYOC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ROCCA, ABIL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CAHUANA ESPINOZA, YSAIA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0032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18:14:1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